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errors</text:p>
          </table:table-cell>
          <table:table-cell table:number-columns-repeated="2"/>
          <table:table-cell office:value-type="string" calcext:value-type="string">
            <text:p>test error;</text:p>
          </table:table-cell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2"/>
          <table:table-cell office:value-type="string" calcext:value-type="string">
            <text:p>add returns_through_params</text:p>
          </table:table-cell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2"/>
          <table:table-cell office:value-type="string" calcext:value-type="string">
            <text:p>Varying → is_const in c.a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table → module_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 for implicit vo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1:50:37.689720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5-22T10:54:54.934423795</dc:date>
    <meta:editing-duration>P40DT16H37M19S</meta:editing-duration>
    <meta:editing-cycles>24</meta:editing-cycles>
    <meta:generator>LibreOffice/7.6.5.2$Linux_X86_64 LibreOffice_project/60$Build-2</meta:generator>
    <meta:document-statistic meta:table-count="4" meta:cell-count="55" meta:object-count="0"/>
  </office:meta>
</office:document-meta>
</file>